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color="#bce4e5" draw:fill="none" draw:textarea-vertical-align="middle"/>
    </style:style>
    <style:style style:name="gr2" style:family="graphic" style:parent-style-name="standard">
      <style:graphic-properties svg:stroke-color="#d99116" draw:fill-color="#fdc578" draw:textarea-horizontal-align="justify" draw:textarea-vertical-align="middle" draw:auto-grow-height="false" fo:min-height="0.033cm" fo:min-width="0cm"/>
    </style:style>
    <style:style style:name="gr3" style:family="graphic" style:parent-style-name="standard">
      <style:graphic-properties svg:stroke-color="#999999" draw:fill-color="#eeeeee" draw:textarea-horizontal-align="justify" draw:textarea-vertical-align="middle" draw:auto-grow-height="false" fo:min-height="0.033cm" fo:min-width="0cm"/>
    </style:style>
    <style:style style:name="gr4" style:family="graphic" style:parent-style-name="standard">
      <style:graphic-properties svg:stroke-color="#999999" draw:fill-color="#eeeeee" draw:textarea-horizontal-align="justify" draw:textarea-vertical-align="middle" draw:auto-grow-height="false" fo:min-height="0.032cm" fo:min-width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svg:stroke-width="0.028cm" svg:stroke-color="#0066b3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ed1c24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svg:stroke-color="#72bf44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111111" draw:fill-color="#b2b2b2" draw:textarea-horizontal-align="justify" draw:textarea-vertical-align="middle" draw:auto-grow-height="false" fo:min-height="0.31cm" fo:min-width="0.076cm"/>
    </style:style>
    <style:style style:name="gr14" style:family="graphic" style:parent-style-name="standard">
      <style:graphic-properties svg:stroke-color="#666666" draw:fill="none" draw:textarea-vertical-align="middle" draw:auto-grow-height="false" fo:min-height="2.03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dc578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b2b2b2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.33cm" svg:y1="-0.08cm" svg:x2="0.984cm" svg:y2="3.754cm">
          <text:p/>
        </draw:line>
        <draw:line draw:style-name="gr1" draw:text-style-name="P1" draw:layer="layout" svg:x1="5.2cm" svg:y1="0cm" svg:x2="0.984cm" svg:y2="3.754cm">
          <text:p/>
        </draw:line>
        <draw:custom-shape draw:style-name="gr2" draw:text-style-name="P2" draw:layer="layout" svg:width="0.279cm" svg:height="0.283cm" draw:transform="skewX (-0.235793981944434) rotate (-0.236143047794832) translate (2.685cm 1.7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1.88cm 1.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1.88cm 1.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1.88cm 1.53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1.88cm 1.82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1.88cm 2.11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1.88cm 2.40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1.88cm 2.69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79cm" svg:height="0.282cm" draw:transform="skewX (-0.236666646570431) rotate (-0.236143047794832) translate (2.15cm 1.30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79cm" svg:height="0.282cm" draw:transform="skewX (-0.236666646570431) rotate (-0.236143047794832) translate (2.15cm 1.3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9110107523223) rotate (-0.236143047794832) translate (2.15cm 1.59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2.15cm 1.8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2.15cm 2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2.15cm 2.4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2.15cm 2.75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2.415cm 1.3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2.415cm 1.3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2.415cm 1.65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2.415cm 1.9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2.415cm 2.24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2.415cm 2.53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2.415cm 2.82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2.685cm 1.43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2.685cm 1.43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2.685cm 2.01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2.685cm 2.30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2.685cm 2.59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79cm" svg:height="0.282cm" draw:transform="skewX (-0.236666646570431) rotate (-0.236143047794832) translate (2.685cm 2.88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2.95cm 1.49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2.95cm 1.49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2.95cm 1.78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2.95cm 2.07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77cm" svg:height="0.282cm" draw:transform="skewX (-0.233350520991642) rotate (-0.234397718542838) translate (2.95cm 2.3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2.95cm 2.6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2.95cm 2.9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22cm 1.56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22cm 1.56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22cm 1.8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22cm 2.14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22cm 2.43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22cm 2.7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22cm 3.01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3.485cm 1.6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3.485cm 1.62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3.485cm 1.91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4397718542838) translate (3.485cm 2.20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3.485cm 2.49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3.485cm 2.78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7cm" svg:height="0.283cm" draw:transform="skewX (-0.232477856365645) rotate (-0.234397718542838) translate (3.485cm 3.0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755cm 1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755cm 1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755cm 1.98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79cm" svg:height="0.282cm" draw:transform="skewX (-0.236666646570431) rotate (-0.236143047794832) translate (3.755cm 2.27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9110107523223) rotate (-0.236143047794832) translate (3.755cm 2.56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9110107523223) rotate (-0.236143047794832) translate (3.755cm 2.85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6143047794832) translate (3.755cm 3.14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2477856365645) rotate (-0.23387411976724) translate (4.026cm 1.75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2477856365645) rotate (-0.23387411976724) translate (4.026cm 1.75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2477856365645) rotate (-0.23387411976724) translate (4.026cm 2.04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2477856365645) rotate (-0.23387411976724) translate (4.026cm 2.33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2477856365645) rotate (-0.23387411976724) translate (4.026cm 2.62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78cm" svg:height="0.282cm" draw:transform="skewX (-0.233350520991642) rotate (-0.23387411976724) translate (4.026cm 2.91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9cm" svg:height="0.283cm" draw:transform="skewX (-0.235793981944434) rotate (-0.23387411976724) translate (4.026cm 3.20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6143047794833) translate (4.297cm 1.81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6143047794833) translate (4.297cm 1.81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6143047794833) translate (4.297cm 2.1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6143047794833) translate (4.297cm 2.40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6143047794833) translate (4.297cm 2.6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6143047794833) translate (4.297cm 2.98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78cm" svg:height="0.283cm" draw:transform="skewX (-0.235793981944434) rotate (-0.236143047794833) translate (4.297cm 3.274cm)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26cm" svg:y1="0.66cm" svg:x2="0.983cm" svg:y2="3.754cm">
          <text:p/>
        </draw:line>
        <draw:line draw:style-name="gr6" draw:text-style-name="P1" draw:layer="layout" svg:x1="1.076cm" svg:y1="3.674cm" svg:x2="1.089cm" svg:y2="2.485cm">
          <text:p/>
        </draw:line>
        <draw:line draw:style-name="gr7" draw:text-style-name="P1" draw:layer="layout" svg:x1="1.064cm" svg:y1="3.686cm" svg:x2="1.998cm" svg:y2="3.166cm">
          <text:p/>
        </draw:line>
        <draw:line draw:style-name="gr8" draw:text-style-name="P1" draw:layer="layout" svg:x1="1.037cm" svg:y1="3.674cm" svg:x2="0.341cm" svg:y2="2.712cm">
          <text:p/>
        </draw:line>
        <draw:frame draw:style-name="gr9" draw:text-style-name="P4" draw:layer="layout" svg:width="0.496cm" svg:height="0.47cm" svg:x="4.084cm" svg:y="0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0" draw:text-style-name="P1" draw:layer="layout" svg:x1="4.136cm" svg:y1="0.464cm" svg:x2="4.136cm" svg:y2="0.577cm">
          <text:p/>
        </draw:line>
        <draw:line draw:style-name="gr10" draw:text-style-name="P1" draw:layer="layout" svg:x1="4.192cm" svg:y1="0.521cm" svg:x2="4.079cm" svg:y2="0.521cm">
          <text:p/>
        </draw:line>
        <draw:line draw:style-name="gr11" draw:text-style-name="P1" draw:layer="layout" svg:x1="4.14cm" svg:y1="0.51cm" svg:x2="0.984cm" svg:y2="3.754cm">
          <text:p/>
        </draw:line>
        <draw:line draw:style-name="gr10" draw:text-style-name="P1" draw:layer="layout" svg:x1="2.703cm" svg:y1="1.928cm" svg:x2="2.816cm" svg:y2="1.931cm">
          <text:p/>
        </draw:line>
        <draw:line draw:style-name="gr10" draw:text-style-name="P1" draw:layer="layout" svg:x1="2.761cm" svg:y1="1.873cm" svg:x2="2.758cm" svg:y2="1.986cm">
          <text:p/>
        </draw:line>
        <draw:line draw:style-name="gr10" draw:text-style-name="P1" draw:layer="layout" svg:x1="3.16cm" svg:y1="2.441cm" svg:x2="3.273cm" svg:y2="2.444cm">
          <text:p/>
        </draw:line>
        <draw:line draw:style-name="gr10" draw:text-style-name="P1" draw:layer="layout" svg:x1="3.218cm" svg:y1="2.386cm" svg:x2="3.215cm" svg:y2="2.499cm">
          <text:p/>
        </draw:line>
        <draw:custom-shape draw:style-name="gr12" draw:text-style-name="P4" draw:layer="layout" svg:width="0.224cm" svg:height="0.234cm" svg:x="9.82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9.82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9.82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9.82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9.82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9.82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0.044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0.044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0.044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0.044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044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262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262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262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262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262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0.486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0.486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0.486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0.486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0.486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704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704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704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704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704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928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928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928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0.928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0.928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146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146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146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146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146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37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37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37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37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37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1.594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1.594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1.594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1.594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1.594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817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817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817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1.817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1.817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036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036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036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036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036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2.26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2.26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2.26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2.26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26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478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478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478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478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478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2.702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2.702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2.702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2.702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2.702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92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92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92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2.92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2.92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144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144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144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144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144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373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373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373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373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373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3.596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3.596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3.596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3.596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3.596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815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815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815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3.815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3.815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038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038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038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038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038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4.257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4.257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4.257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4.257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257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48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48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48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48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48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699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699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699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4.699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4.699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4.923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4.923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4.923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4.923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4.923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146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146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146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146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146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37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37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37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37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37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588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588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588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588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588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812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812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812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5.812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5.812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6.031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6.031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6.031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6.031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031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6.254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6.254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6.254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6.254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254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6.473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6.473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6.473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3cm" svg:x="16.473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3cm" svg:height="0.234cm" svg:x="16.473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6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6.696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7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8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6.696cm" svg:y="8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8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9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9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6.696cm" svg:y="9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9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10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1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3cm" svg:x="16.696cm" svg:y="10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11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24cm" svg:height="0.234cm" svg:x="16.696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5cm" svg:y1="0.89cm" svg:x2="0.984cm" svg:y2="3.754cm">
          <text:p/>
        </draw:line>
        <draw:line draw:style-name="gr1" draw:text-style-name="P1" draw:layer="layout" svg:x1="6.5cm" svg:y1="3.55cm" svg:x2="0.984cm" svg:y2="3.754cm">
          <text:p/>
        </draw:line>
        <draw:custom-shape draw:style-name="gr13" draw:text-style-name="P5" draw:layer="layout" svg:width="0.575cm" svg:height="0.894cm" draw:transform="rotate (2.09683856334599) translate (0.466cm 4.38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draw:layer="layout" svg:width="0.517cm" svg:height="0.47cm" svg:x="0.503cm" svg:y="3.6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4" draw:layer="layout" svg:width="0.407cm" svg:height="0.47cm" svg:x="2.223cm" svg:y="3.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" draw:layer="layout" svg:width="0.25cm" svg:height="2.41cm" draw:transform="rotate (-1.07547188507891) translate (3.251cm 2.5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4" draw:layer="layout" svg:width="1.602cm" svg:height="0.513cm" svg:x="4.56cm" svg:y="2.55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ffff" draw:end-color="#eeeee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6.5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0:57:32.469134469</meta:creation-date>
    <dc:date>2020-09-21T17:28:57.776251168</dc:date>
    <meta:editing-duration>PT3H1M3S</meta:editing-duration>
    <meta:editing-cycles>16</meta:editing-cycles>
    <meta:generator>LibreOffice/6.0.7.3$Linux_X86_64 LibreOffice_project/00m0$Build-3</meta:generator>
    <meta:document-statistic meta:object-count="827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row>
      <mi>J</mi>
      <mrow>
        <mo fence="true" stretchy="false">(</mo>
        <mrow>
          <mi mathvariant="italic">plan</mi>
        </mrow>
        <mo fence="true" stretchy="false">)</mo>
      </mrow>
    </mrow>
    <annotation encoding="StarMath 5.0">J ( plan )</annotation>
  </semantics>
</math>
</file>

<file path=Object 4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